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5C39BAE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fo:min-height="2.843cm"/>
    </style:style>
    <style:style style:name="pr2" style:family="presentation" style:parent-style-name="lyt-blackandwhite-outline1">
      <style:graphic-properties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notes">
      <style:graphic-properties draw:fill-color="#ffffff" fo:min-height="12.572cm"/>
    </style:style>
    <style:style style:name="P1" style:family="paragraph">
      <style:text-properties fo:font-size="26.3999996185303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And now... a word from our sponsor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Yeah, Primus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ets go! Up Next: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Animation(tween) Lab</text:p>
              </text:list-item>
              <text:list-item>
                <text:p>CRUD Lab</text:p>
              </text:list-item>
              <text:list-item>
                <text:p>D3 demo</text:p>
              </text:list-item>
              <text:list-item>
                <text:p>Obfuscate pa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ab2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Index.html</text:p>
              </text:list-item>
            </text:list>
            <text:list text:style-name="L3">
              <text:list-item>
                <text:list>
                  <text:list-item>
                    <text:p>Topcoat</text:p>
                  </text:list-item>
                  <text:list-item>
                    <text:p>Load Zepto or J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tatus:</text:p>
          </draw:text-box>
        </draw:frame>
        <draw:frame presentation:style-name="pr2" draw:layer="layout" svg:width="24.599cm" svg:height="14.857cm" svg:x="2cm" svg:y="5.41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p>Setup</text:p>
              </text:list-item>
              <text:list-item>
                <text:p>Lab1 (structure, $.get, view)</text:p>
              </text:list-item>
            </text:list>
            <text:list text:style-name="L3">
              <text:list-item>
                <text:list>
                  <text:list-header>
                    <text:p>Next up:</text:p>
                  </text:list-header>
                </text:list>
              </text:list-item>
            </text:list>
            <text:list text:style-name="L2">
              <text:list-item>
                <text:p>Lab2 (small, kontainer, animation, CRUD)</text:p>
              </text:list-item>
              <text:list-item>
                <text:p>Lab3 (classes, controller, template)</text:p>
              </text:list-item>
              <text:list-item>
                <text:p>Wrap up</text:p>
              </text:list-item>
              <text:list-item>
                <text:p>Hack or split by 1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o far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Break up index.html 'middle'</text:p>
              </text:list-item>
              <text:list-item>
                <text:p>Animate a view/DIV</text:p>
              </text:list-item>
              <text:list-item>
                <text:p>Animation in a view</text:p>
              </text:list-item>
              <text:list-item>
                <text:p>No back end resour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Inspiration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What is an example of a good app?</text:p>
              </text:list-item>
            </text:list>
            <text:list text:style-name="L3">
              <text:list-item>
                <text:list>
                  <text:list-item>
                    <text:p>Famo.us</text:p>
                  </text:list-item>
                  <text:list-item>
                    <text:p>IntoTheArtic .gp (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Index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Foundation Ex.</text:p>
              </text:list-item>
              <text:list-item>
                <text:p>Ripped out midd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“Templates”</text:p>
          </draw:text-box>
        </draw:frame>
        <draw:frame presentation:style-name="pr2" draw:layer="layout" svg:width="24.599cm" svg:height="15.187cm" svg:x="2cm" svg:y="5.414cm" presentation:class="outline" presentation:user-transformed="true">
          <draw:text-box>
            <text:list text:style-name="L2">
              <text:list-item>
                <text:p>Wha?</text:p>
              </text:list-item>
              <text:list-item>
                <text:p>Take a subview + .js data, mostly N times.<text:line-break/>Which One? Who cares.</text:p>
              </text:list-item>
              <text:list-item>
                <text:p>Google: List.js</text:p>
              </text:list-item>
            </text:list>
            <text:list text:style-name="L3">
              <text:list-item>
                <text:list>
                  <text:list-header>
                    <text:p><text:span text:style-name="T1"><text:s/></text:span><text:span text:style-name="T1">&lt;li id="hacker-item"&gt;</text:span></text:p>
                  </text:list-header>
                </text:list>
              </text:list-item>
            </text:list>
            <text:p><text:span text:style-name="T1"><text:s text:c="20"/></text:span><text:span text:style-name="T1">&lt;h3 class="name"&gt;&lt;/h3&gt;</text:span></text:p>
            <text:p><text:span text:style-name="T1"><text:s text:c="20"/></text:span><text:span text:style-name="T1">&lt;p class="city"&gt;&lt;/p&gt;</text:span></text:p>
            <text:p><text:span text:style-name="T1"><text:s text:c="16"/></text:span><text:span text:style-name="T1">&lt;/li&gt;</text:span></text:p>
            <text:list text:style-name="L2">
              <text:list-item>
                <text:p><text:span text:style-name="T1">Ex: toDo.html</text:span>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ab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Templ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We now have lots of views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Oh yeah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AB3 Part 2 (Advanced)</text:p>
          </draw:text-box>
        </draw:frame>
        <draw:frame presentation:style-name="pr2" draw:layer="layout" svg:width="24.599cm" svg:height="13.919cm" svg:x="2cm" svg:y="5.414cm" presentation:class="outline" presentation:user-transformed="true">
          <draw:text-box>
            <text:list text:style-name="L2">
              <text:list-item>
                <text:p>Why classes in ES6?</text:p>
              </text:list-item>
            </text:list>
            <text:list text:style-name="L3">
              <text:list-item>
                <text:list>
                  <text:list-item>
                    <text:p>Larger projects, second developer</text:p>
                  </text:list-item>
                </text:list>
              </text:list-item>
            </text:list>
            <text:list text:style-name="L2">
              <text:list-item>
                <text:p>'Patterns'</text:p>
              </text:list-item>
            </text:list>
            <text:list text:style-name="L3">
              <text:list-item>
                <text:list>
                  <text:list-item>
                    <text:p>Interface (The I in API)</text:p>
                  </text:list-item>
                </text:list>
              </text:list-item>
            </text:list>
            <text:list text:style-name="L2">
              <text:list-item>
                <text:p>How to organize?</text:p>
              </text:list-item>
            </text:list>
            <text:list text:style-name="L3">
              <text:list-item>
                <text:list>
                  <text:list-item>
                    <text:p>Around a view, ie a class per view</text:p>
                  </text:list-item>
                </text:list>
              </text:list-item>
            </text:list>
            <text:list text:style-name="L2">
              <text:list-header>
                <text:p><text:line-break/>Teacher Hint: Think fish swim in aquarium</text:p>
              </text:list-header>
            </text:list>
            <text:list text:style-name="L3">
              <text:list-item>
                <text:list>
                  <text:list-header>
                    <text:p>(not aquarium moving fish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A View manager class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Key to complex animations (aka cool, magic, stunning apps)</text:p>
              </text:list-item>
              <text:list-item>
                <text:p>Consider encapsulating animation inside the cla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ets do a 2nd 'class'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W/o SPA, I can bookmark a document!</text:p>
              </text:list-item>
            </text:list>
            <text:list text:style-name="L3">
              <text:list-item>
                <text:list>
                  <text:list-item>
                    <text:p>How do I bookmark in WebApp | SPA?</text:p>
                  </text:list-item>
                  <text:list-item>
                    <text:p>Or SEO.</text:p>
                  </text:list-item>
                  <text:list-item>
                    <text:p>Or hold user state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A type of a class to do that:</text:p>
          </draw:text-box>
        </draw:frame>
        <draw:frame presentation:style-name="pr2" draw:layer="layout" svg:width="24.599cm" svg:height="11.309cm" svg:x="2cm" svg:y="5.414cm" presentation:class="outline" presentation:user-transformed="true">
          <draw:text-box>
            <text:list text:style-name="L2">
              <text:list-item>
                <text:p>Controller</text:p>
              </text:list-item>
            </text:list>
            <text:list text:style-name="L3">
              <text:list-item>
                <text:list>
                  <text:list-item>
                    <text:p>AKA Action, Aka Router</text:p>
                  </text:list-item>
                  <text:list-item>
                    <text:p>It waits on user and dispatches</text:p>
                    <text:list>
                      <text:list-header>
                        <text:p>to a view; <text:s/>direct or better to a class that manages the view the loads said view</text:p>
                      </text:list-header>
                    </text:list>
                  </text:list-item>
                  <text:list-item>
                    <text:p>Demo</text:p>
                  </text:list-item>
                </text:list>
              </text:list-item>
            </text:list>
            <text:list text:style-name="L2">
              <text:list-item>
                <text:p>Controller is key to SPA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What controller should I use?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Who cares.</text:p>
              </text:list-item>
            </text:list>
            <text:list text:style-name="L3">
              <text:list-item>
                <text:list>
                  <text:list-item>
                    <text:p>Google:</text:p>
                    <text:list>
                      <text:list-item>
                        <text:p>Hasher.js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Mobile is sma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Controller Lab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Set ha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*** BONUS LAB ***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CMS</text:p>
              </text:list-item>
              <text:list-item>
                <text:p>Multi slice</text:p>
              </text:list-item>
            </text:list>
            <text:list text:style-name="L3">
              <text:list-item>
                <text:list>
                  <text:list-item>
                    <text:p>Snap.js and BootStreap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LAB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Insert and retrieve cont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 presentation:user-transformed="true">
          <draw:text-box>
            <text:p>Wrap up</text:p>
          </draw:text-box>
        </draw:frame>
        <draw:frame presentation:style-name="pr2" draw:layer="layout" svg:width="24.599cm" svg:height="10.586cm" svg:x="2cm" svg:y="5.4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Student review time!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Twitter!</text:p>
              </text:list-item>
              <text:list-item>
                <text:p>Blog!</text:p>
              </text:list-item>
              <text:list-item>
                <text:p>Video, Github</text:p>
              </text:list-item>
              <text:list-item>
                <text:p>Use Primus</text:p>
              </text:list-item>
            </text:list>
            <text:list text:style-name="L3">
              <text:list-item>
                <text:list>
                  <text:list-item>
                    <text:p>How was the content?</text:p>
                  </text:list-item>
                  <text:list-item>
                    <text:p>How was the present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Hack time!</text:p>
          </draw:text-box>
        </draw:frame>
        <draw:frame presentation:style-name="pr2" draw:layer="layout" svg:width="24.599cm" svg:height="10.586cm" svg:x="2cm" svg:y="5.4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5:49:45.51</meta:creation-date>
    <meta:editing-duration>PT1H25M49S</meta:editing-duration>
    <meta:editing-cycles>7</meta:editing-cycles>
    <dc:date>2013-07-24T08:59:28.29</dc:date>
    <meta:generator>OpenOffice.org/3.4.1$Win32 OpenOffice.org_project/341m1$Build-9593</meta:generator>
    <meta:document-statistic meta:object-count="116"/>
  </office:meta>
</office:document-meta>
</file>